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menu option will allow to start the Navigator midair in line with the parameters of T017 in order to practise ILS, VOR Loc and Papi Vasi approaches using startup parameters and properties like the original command line batch file</text:p>
      <text:p text:style-name="Standard"/>
      <text:p text:style-name="Standard">run the batchfile from the desktop</text:p>
      <text:p text:style-name="Standard">click Close button in acconfig </text:p>
      <text:p text:style-name="Standard">navigator starts paused in correct location</text:p>
      <text:p text:style-name="Standard"/>
      <text:p text:style-name="Standard"/>
      <text:p text:style-name="Standard"/>
      <text:p text:style-name="Standard">while still paused:</text:p>
      <text:p text:style-name="Standard"/>
      <text:p text:style-name="Standard">open ITAF, turn on ap in hdg mode</text:p>
      <text:p text:style-name="Standard"/>
      <text:p text:style-name="Standard">click the headphone hotspot to adjust properties the batchfile </text:p>
      <text:p text:style-name="Standard">for one reason does not like</text:p>
      <text:p text:style-name="Standard"/>
      <text:p text:style-name="Standard">unpause</text:p>
      <text:p text:style-name="Standard"/>
      <text:p text:style-name="Standard">fly her on ap until the gs in range light comes on</text:p>
      <text:p text:style-name="Standard"/>
      <text:p text:style-name="Standard">then reduce throttle one notch</text:p>
      <text:p text:style-name="Standard">flaps out one notch</text:p>
      <text:p text:style-name="Standard">switch ap to approach</text:p>
      <text:p text:style-name="Standard"/>
      <text:p text:style-name="Standard">she will touch down beautifully</text:p>
      <text:p text:style-name="Standard"/>
      <text:p text:style-name="Standard">if you run this with the ifr scenario, the runway comes in </text:p>
      <text:p text:style-name="Standard">sight at 120ft agl</text:p>
      <text:p text:style-name="Standard"/>
      <text:p text:style-name="Standard"/>
      <text:p text:style-name="Standard"/>
      <text:p text:style-name="Standard">these are the command lines in the batch, below contents of what properties the hotspot on the</text:p>
      <text:p text:style-name="Standard">headphones adjusts.</text:p>
      <text:p text:style-name="Standard"/>
      <text:p text:style-name="Standard">Note: the commandlines can not be run from the launcher as it seems to default to the</text:p>
      <text:p text:style-name="Standard">previous airport or if blank you end up over ksfo</text:p>
      <text:p text:style-name="Standard"/>
      <text:p text:style-name="Standard">--timeofday=dawn ^</text:p>
      <text:p text:style-name="Standard">--language=en ^</text:p>
      <text:p text:style-name="Standard">--aircraft=WarriorII-160 ^</text:p>
      <text:p text:style-name="Standard">--in-air ^</text:p>
      <text:p text:style-name="Standard">--altitude=3200 ^</text:p>
      <text:p text:style-name="Standard">--heading=263 ^</text:p>
      <text:p text:style-name="Standard">--airport=ymml ^</text:p>
      <text:p text:style-name="Standard">--runway=27 ^</text:p>
      <text:p text:style-name="Standard">--offset-distance=12 ^</text:p>
      <text:p text:style-name="Standard">--nav1=263:109.3 ^</text:p>
      <text:p text:style-name="Standard">--adf=377 ^</text:p>
      <text:p text:style-name="Standard">--prop:/controls/electrical/battery=true ^</text:p>
      <text:p text:style-name="Standard">--prop:/controls/electrical/alternator=true ^</text:p>
      <text:p text:style-name="Standard">--prop:/controls/switches/avionics-master=1 ^</text:p>
      <text:p text:style-name="Standard"><text:soft-page-break/>--prop:/controls/engines/engine[0]/magnetos-switch=4 ^</text:p>
      <text:p text:style-name="Standard">--prop:/controls/engines/engine/mixture=1 ^</text:p>
      <text:p text:style-name="Standard">--prop:/controls/engines/engine/throttle=0.7 ^</text:p>
      <text:p text:style-name="Standard">--prop:/controls/engines/engine/running=true ^</text:p>
      <text:p text:style-name="Standard">--prop:/engines/engine[0]/rpm=2000 ^</text:p>
      <text:p text:style-name="Standard">--vc=110 ^</text:p>
      <text:p text:style-name="Standard">--geometry=800x600 ^</text:p>
      <text:p text:style-name="Standard">--enable-auto-coordination ^</text:p>
      <text:p text:style-name="Standard">--httpd=8080 ^</text:p>
      <text:p text:style-name="Standard">--disable-ai-models ^</text:p>
      <text:p text:style-name="Standard">--disable-ai-traffic ^</text:p>
      <text:p text:style-name="Standard">--disable-hud-3d ^</text:p>
      <text:p text:style-name="Standard">--visibility-miles=20 ^</text:p>
      <text:p text:style-name="Standard">--enable-freeze</text:p>
      <text:p text:style-name="Standard"/>
      <text:p text:style-name="Standard">====================================</text:p>
      <text:p text:style-name="Standard"/>
      <text:p text:style-name="Standard">&lt;?xml version="1.0" encoding="ISO-8859-1"?&gt;</text:p>
      <text:p text:style-name="Standard"/>
      <text:p text:style-name="Standard">&lt;PropertyList&gt;</text:p>
      <text:p text:style-name="Standard"/>
      <text:p text:style-name="Standard"><text:s text:c="2"/>&lt;path&gt;casque.ac&lt;/path&gt;</text:p>
      <text:p text:style-name="Standard"><text:s text:c="2"/></text:p>
      <text:p text:style-name="Standard"><text:s text:c="3"/>&lt;animation&gt;</text:p>
      <text:p text:style-name="Standard"><text:s text:c="2"/>&lt;type&gt;scale&lt;/type&gt;</text:p>
      <text:p text:style-name="Standard"><text:s text:c="2"/>&lt;x-offset&gt;0.6&lt;/x-offset&gt;</text:p>
      <text:p text:style-name="Standard"><text:s text:c="2"/>&lt;y-offset&gt;0.6&lt;/y-offset&gt;</text:p>
      <text:p text:style-name="Standard"><text:s text:c="2"/>&lt;z-offset&gt;0.6&lt;/z-offset&gt;</text:p>
      <text:p text:style-name="Standard"><text:s/>&lt;/animation&gt;</text:p>
      <text:p text:style-name="Standard"/>
      <text:p text:style-name="Standard"><text:s text:c="2"/>&lt;animation&gt;</text:p>
      <text:p text:style-name="Standard"><text:s text:c="4"/>&lt;!-- Objets opaques --&gt;</text:p>
      <text:p text:style-name="Standard"><text:s text:c="4"/>&lt;object-name&gt;casque&lt;/object-name&gt;</text:p>
      <text:p text:style-name="Standard"><text:s text:c="4"/>&lt;object-name&gt;oreilles&lt;/object-name&gt;</text:p>
      <text:p text:style-name="Standard"><text:s text:c="4"/>&lt;object-name&gt;touroreilles&lt;/object-name&gt;</text:p>
      <text:p text:style-name="Standard"><text:s text:c="4"/>&lt;object-name&gt;micro&lt;/object-name&gt;</text:p>
      <text:p text:style-name="Standard"><text:s text:c="4"/>&lt;object-name&gt;cable&lt;/object-name&gt;</text:p>
      <text:p text:style-name="Standard"/>
      <text:p text:style-name="Standard"><text:s text:c="4"/>&lt;!-- Objets transparents --&gt;</text:p>
      <text:p text:style-name="Standard"><text:s text:c="2"/>&lt;/animation&gt;</text:p>
      <text:p text:style-name="Standard"><text:s text:c="2"/>&lt;animation&gt;</text:p>
      <text:p text:style-name="Standard"><text:s text:c="4"/>&lt;type&gt;pick&lt;/type&gt;</text:p>
      <text:p text:style-name="Standard"><text:s text:c="4"/>&lt;type&gt;material&lt;/type&gt;</text:p>
      <text:p text:style-name="Standard"><text:s text:c="5"/>&lt;object-name&gt;casque&lt;/object-name&gt;</text:p>
      <text:p text:style-name="Standard"><text:s text:c="4"/>&lt;object-name&gt;oreilles&lt;/object-name&gt;</text:p>
      <text:p text:style-name="Standard"><text:s text:c="3"/>&lt;action&gt;</text:p>
      <text:p text:style-name="Standard"><text:s text:c="6"/>&lt;button&gt;0&lt;/button&gt;</text:p>
      <text:p text:style-name="Standard"><text:s text:c="6"/>&lt;repeatable&gt;false&lt;/repeatable&gt;</text:p>
      <text:p text:style-name="Standard"/>
      <text:p text:style-name="Standard"><text:s text:c="6"/>&lt;binding&gt;</text:p>
      <text:p text:style-name="Standard"><text:s text:c="8"/>&lt;command&gt;property-assign&lt;/command&gt;</text:p>
      <text:p text:style-name="Standard"><text:s text:c="8"/>&lt;property&gt;controls/electrical/battery&lt;/property&gt;</text:p>
      <text:p text:style-name="Standard"><text:soft-page-break/><text:s text:c="8"/>&lt;value&gt;true&lt;/value&gt;</text:p>
      <text:p text:style-name="Standard"><text:tab/>&lt;/binding&gt;</text:p>
      <text:p text:style-name="Standard"/>
      <text:p text:style-name="Standard"><text:tab/>&lt;binding&gt;</text:p>
      <text:p text:style-name="Standard"><text:tab/>&lt;command&gt;property-assign&lt;/command&gt;</text:p>
      <text:p text:style-name="Standard"><text:s text:c="8"/>&lt;property&gt;controls/electrical/alternator&lt;/property&gt;</text:p>
      <text:p text:style-name="Standard"><text:s text:c="8"/>&lt;value&gt;true&lt;/value&gt;</text:p>
      <text:p text:style-name="Standard"><text:s text:c="6"/>&lt;/binding&gt;</text:p>
      <text:p text:style-name="Standard"/>
      <text:p text:style-name="Standard"><text:tab/>&lt;binding&gt;</text:p>
      <text:p text:style-name="Standard"><text:s text:c="8"/>&lt;command&gt;property-assign&lt;/command&gt;</text:p>
      <text:p text:style-name="Standard"><text:s text:c="8"/>&lt;property&gt;controls/switches/avionics-master&lt;/property&gt;</text:p>
      <text:p text:style-name="Standard"><text:s text:c="8"/>&lt;value&gt;1&lt;/value&gt;</text:p>
      <text:p text:style-name="Standard"><text:tab/>&lt;/binding&gt;</text:p>
      <text:p text:style-name="Standard"/>
      <text:p text:style-name="Standard"><text:tab/>&lt;binding&gt;</text:p>
      <text:p text:style-name="Standard"><text:tab/>&lt;command&gt;property-assign&lt;/command&gt;</text:p>
      <text:p text:style-name="Standard"><text:s text:c="8"/>&lt;property&gt;controls/engines/engine[0]/magnetos-switch&lt;/property&gt;</text:p>
      <text:p text:style-name="Standard"><text:s text:c="8"/>&lt;value&gt;3&lt;/value&gt;</text:p>
      <text:p text:style-name="Standard"><text:s text:c="6"/>&lt;/binding&gt;<text:tab/></text:p>
      <text:p text:style-name="Standard"/>
      <text:p text:style-name="Standard"><text:tab/>&lt;binding&gt;</text:p>
      <text:p text:style-name="Standard"><text:tab/>&lt;command&gt;property-assign&lt;/command&gt;</text:p>
      <text:p text:style-name="Standard"><text:s text:c="8"/>&lt;property&gt;controls/switches/fuel-pump&lt;/property&gt;</text:p>
      <text:p text:style-name="Standard"><text:s text:c="8"/>&lt;value&gt;1&lt;/value&gt;</text:p>
      <text:p text:style-name="Standard"><text:s text:c="6"/>&lt;/binding&gt;</text:p>
      <text:p text:style-name="Standard"/>
      <text:p text:style-name="Standard"><text:tab/>&lt;binding&gt;</text:p>
      <text:p text:style-name="Standard"><text:s text:c="8"/>&lt;command&gt;property-assign&lt;/command&gt;</text:p>
      <text:p text:style-name="Standard"><text:s text:c="8"/>&lt;property&gt;controls/engines/engine/throttle&lt;/property&gt;</text:p>
      <text:p text:style-name="Standard"><text:s text:c="8"/>&lt;value&gt;0.7&lt;/value&gt;</text:p>
      <text:p text:style-name="Standard"><text:tab/>&lt;/binding&gt;</text:p>
      <text:p text:style-name="Standard"/>
      <text:p text:style-name="Standard"><text:tab/>&lt;binding&gt;</text:p>
      <text:p text:style-name="Standard"><text:tab/>&lt;command&gt;property-assign&lt;/command&gt;</text:p>
      <text:p text:style-name="Standard"><text:s text:c="8"/>&lt;property&gt;instrumentation/adf/frequencies/selected-khz&lt;/property&gt;</text:p>
      <text:p text:style-name="Standard"><text:s text:c="8"/>&lt;value&gt;377&lt;/value&gt;</text:p>
      <text:p text:style-name="Standard"><text:s text:c="6"/>&lt;/binding&gt;</text:p>
      <text:p text:style-name="Standard"/>
      <text:p text:style-name="Standard"><text:tab/>&lt;binding&gt;</text:p>
      <text:p text:style-name="Standard"><text:s text:c="8"/>&lt;command&gt;property-assign&lt;/command&gt;</text:p>
      <text:p text:style-name="Standard"><text:s text:c="8"/>&lt;property&gt;instrumentation/adf/ident&lt;/property&gt;</text:p>
      <text:p text:style-name="Standard"><text:s text:c="8"/>&lt;value&gt;EPP&lt;/value&gt;</text:p>
      <text:p text:style-name="Standard"><text:tab/>&lt;/binding&gt;</text:p>
      <text:p text:style-name="Standard"/>
      <text:p text:style-name="Standard"/>
      <text:p text:style-name="Standard"><text:tab/></text:p>
      <text:p text:style-name="Standard"/>
      <text:p text:style-name="Standard"><text:tab/>&lt;binding&gt;</text:p>
      <text:p text:style-name="Standard"><text:s text:c="8"/>&lt;command&gt;property-assign&lt;/command&gt;</text:p>
      <text:p text:style-name="Standard"><text:s text:c="8"/>&lt;property&gt;instrumentation/nav/frequencies/selected-mhz&lt;/property&gt;</text:p>
      <text:p text:style-name="Standard"><text:s text:c="8"/>&lt;value&gt;109.3&lt;/value&gt;</text:p>
      <text:p text:style-name="Standard"><text:soft-page-break/><text:tab/>&lt;/binding&gt;</text:p>
      <text:p text:style-name="Standard"/>
      <text:p text:style-name="Standard"><text:tab/>&lt;binding&gt;</text:p>
      <text:p text:style-name="Standard"><text:s text:c="8"/>&lt;command&gt;property-assign&lt;/command&gt;</text:p>
      <text:p text:style-name="Standard"><text:s text:c="8"/>&lt;property&gt;instrumentation/nav/radials/selected-deg&lt;/property&gt;</text:p>
      <text:p text:style-name="Standard"><text:s text:c="8"/>&lt;value&gt;263&lt;/value&gt;</text:p>
      <text:p text:style-name="Standard"><text:tab/>&lt;/binding&gt;</text:p>
      <text:p text:style-name="Standard"/>
      <text:p text:style-name="Standard"/>
      <text:p text:style-name="Standard"/>
      <text:p text:style-name="Standard"><text:s text:c="7"/>&lt;/action&gt;</text:p>
      <text:p text:style-name="Standard"><text:s text:c="6"/>&lt;hovered&gt;</text:p>
      <text:p text:style-name="Standard"><text:s text:c="12"/>&lt;binding&gt;</text:p>
      <text:p text:style-name="Standard"><text:s text:c="16"/>&lt;command&gt;set-tooltip&lt;/command&gt;</text:p>
      <text:p text:style-name="Standard"><text:s text:c="16"/>&lt;tooltip-id&gt;Startup In Air&lt;/tooltip-id&gt;</text:p>
      <text:p text:style-name="Standard"><text:s text:c="16"/>&lt;label&gt;Toggle Sound&lt;/label&gt;</text:p>
      <text:p text:style-name="Standard"><text:s text:c="12"/>&lt;/binding&gt;</text:p>
      <text:p text:style-name="Standard"><text:s text:c="8"/>&lt;/hovered&gt;</text:p>
      <text:p text:style-name="Standard"><text:s text:c="2"/>&lt;/animation&gt;</text:p>
      <text:p text:style-name="Standard"/>
      <text:p text:style-name="Standard">&lt;/PropertyList&gt;</text:p>
      <text:p text:style-name="Standard"/>
      <text:p text:style-name="Standard">=======================================</text:p>
      <text:p text:style-name="Standard"/>
      <text:p text:style-name="Standard">Ideally both parts could be put into a nasal routine to be run from the menu rather then people to have fiddle about with a batchfile.</text:p>
      <text:p text:style-name="Standard"/>
      <text:p text:style-name="Standard"/>
      <text:p text:style-name="P1">THIS is still 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0-08T01:29:08.44</dc:date>
    <dc:creator>Gerhard Kick</dc:creator>
    <meta:editing-duration>PT4M50S</meta:editing-duration>
    <meta:editing-cycles>2</meta:editing-cycles>
    <meta:generator>OpenOffice/4.1.3$Win32 OpenOffice.org_project/413m1$Build-9783</meta:generator>
    <meta:document-statistic meta:table-count="0" meta:image-count="0" meta:object-count="0" meta:page-count="4" meta:paragraph-count="140" meta:word-count="391" meta:character-count="4391"/>
  </office:meta>
</office:document-meta>
</file>